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5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8"/>
          <table:table-cell office:value-type="float" office:value="26">
            <text:p>26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ms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mc</text:p>
          </table:table-cell>
          <table:table-cell office:value-type="string">
            <text:p>v</text:p>
          </table:table-cell>
          <table:table-cell/>
          <table:table-cell office:value-type="float" office:value="17">
            <text:p>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965">
            <text:p>4965</text:p>
          </table:table-cell>
          <table:table-cell office:value-type="float" office:value="3327">
            <text:p>3327</text:p>
          </table:table-cell>
          <table:table-cell office:value-type="float" office:value="1617">
            <text:p>1617</text:p>
          </table:table-cell>
          <table:table-cell office:value-type="float" office:value="1518">
            <text:p>1518</text:p>
          </table:table-cell>
          <table:table-cell office:value-type="float" office:value="593">
            <text:p>593</text:p>
          </table:table-cell>
          <table:table-cell office:value-type="float" office:value="210">
            <text:p>210</text:p>
          </table:table-cell>
          <table:table-cell table:formula="oooc:=SUM([.B3:.G3])" office:value-type="float" office:value="12230">
            <text:p>12230</text:p>
          </table:table-cell>
          <table:table-cell office:value-type="float" office:value="13">
            <text:p>13</text:p>
          </table:table-cell>
          <table:table-cell table:number-columns-repeated="24"/>
        </table:table-row>
        <table:table-row table:style-name="ro1">
          <table:table-cell/>
          <table:table-cell table:formula="oooc:=[.B3]/[.$H$3]" office:value-type="float" office:value="0.405968928863451">
            <text:p>0.41</text:p>
          </table:table-cell>
          <table:table-cell table:formula="oooc:=[.C3]/[.$H$3]" office:value-type="float" office:value="0.272035977105478">
            <text:p>0.27</text:p>
          </table:table-cell>
          <table:table-cell table:formula="oooc:=[.D3]/[.$H$3]" office:value-type="float" office:value="0.13221586263287">
            <text:p>0.13</text:p>
          </table:table-cell>
          <table:table-cell table:formula="oooc:=[.E3]/[.$H$3]" office:value-type="float" office:value="0.124121013900245">
            <text:p>0.12</text:p>
          </table:table-cell>
          <table:table-cell table:formula="oooc:=[.F3]/[.$H$3]" office:value-type="float" office:value="0.0484873262469338">
            <text:p>0.05</text:p>
          </table:table-cell>
          <table:table-cell table:formula="oooc:=[.G3]/[.$H$3]" office:value-type="float" office:value="0.0171708912510221">
            <text:p>0.02</text:p>
          </table:table-cell>
          <table:table-cell/>
          <table:table-cell office:value-type="float" office:value="9">
            <text:p>9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table:number-columns-repeated="23"/>
          <table:table-cell office:value-type="float" office:value="26">
            <text:p>26</text:p>
          </table:table-cell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number-columns-repeated="23"/>
          <table:table-cell office:value-type="float" office:value="17">
            <text:p>17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3"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~/gtsvn/gt/sme/dev/oahpa/oahpalog/090505$grep '|morfa' 090422-090505.txt <text:s/>| wc -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3"/>
          <table:table-cell office:value-type="float" office:value="9">
            <text:p>9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3"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~/gtsvn/gt/sme/dev/oahpa/oahpalog/090505$grep ' morfa' 090422-090505.txt <text:s/>| wc -l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3"/>
          <table:table-cell office:value-type="float" office:value="6">
            <text:p>6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~/gtsvn/gt/sme/dev/oahpa/oahpalog/090505$grep 'leksa' 090422-090505.txt <text:s/>| wc -l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~/gtsvn/gt/sme/dev/oahpa/oahpalog/090505$grep 'numra' 090422-090505.txt <text:s/>| wc -l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2">
            <text:p>2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~/gtsvn/gt/sme/dev/oahpa/oahpalog/090505$grep 'sahka' 090422-090505.txt <text:s/>| wc -l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~/gtsvn/gt/sme/dev/oahpa/oahpalog/090505$grep 'vasta' 090422-090505.txt <text:s/>| wc -l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corr.err.</text:p>
          </table:table-cell>
          <table:table-cell office:value-type="string">
            <text:p>wr.err.</text:p>
          </table:table-cell>
          <table:table-cell office:value-type="string">
            <text:p>detect-%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rong V after neg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ooc:=[.C22]/([.C22]+[.D22])" office:value-type="percentage" office:value="1">
            <text:p>100.0%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wrong tense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table:formula="oooc:=[.C23]/([.C23]+[.D23])" office:value-type="percentage" office:value="1">
            <text:p>100.0%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o infinite V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ooc:=[.C24]/([.C24]+[.D24])" office:value-type="percentage" office:value="1">
            <text:p>100.0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ooc:=SUM([.I1:.I23])" office:value-type="float" office:value="114">
            <text:p>114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orth. error 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1" table:formula="oooc:=[.C25]/([.C25]+[.D25])" office:value-type="percentage" office:value="0.947368421052632">
            <text:p>94.7%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no finite verb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" table:formula="oooc:=[.C26]/([.C26]+[.D26])" office:value-type="percentage" office:value="0.944444444444444">
            <text:p>94.4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wr. case for V-arg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1" table:formula="oooc:=[.C27]/([.C27]+[.D27])" office:value-type="percentage" office:value="0.88">
            <text:p>88.0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rong V choice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ooc:=[.C28]/([.C28]+[.D28])" office:value-type="percentage" office:value="0.777777777777778">
            <text:p>77.8%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4"/>
          <table:table-cell table:formula="oooc:=SUM([.AG5:.AG27])" office:value-type="float" office:value="114">
            <text:p>1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rong S-V agr 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style-name="ce1" table:formula="oooc:=[.C29]/([.C29]+[.D29])" office:value-type="percentage" office:value="0.681818181818182">
            <text:p>68.2%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rong word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" table:formula="oooc:=[.C30]/([.C30]+[.D30])" office:value-type="percentage" office:value="0.555555555555556">
            <text:p>55.6%</text:p>
          </table:table-cell>
          <table:table-cell table:number-columns-repeated="2"/>
          <table:table-cell table:formula="oooc:=SUM([.H7:.H29])" office:value-type="float" office:value="114">
            <text:p>114</text:p>
          </table:table-cell>
          <table:table-cell table:number-columns-repeated="2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wr. case after Num</text:p>
          </table:table-cell>
          <table:table-cell table:number-columns-repeated="2" office:value-type="float" office:value="1">
            <text:p>1</text:p>
          </table:table-cell>
          <table:table-cell table:style-name="ce1" table:formula="oooc:=[.C31]/([.C31]+[.D31])" office:value-type="percentage" office:value="0.5">
            <text:p>50.0%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ooc:=SUM([.C22:.C31])" office:value-type="float" office:value="114">
            <text:p>114</text:p>
          </table:table-cell>
          <table:table-cell table:formula="oooc:=SUM([.D22:.D31])" office:value-type="float" office:value="20">
            <text:p>20</text:p>
          </table:table-cell>
          <table:table-cell table:style-name="ce1" table:formula="oooc:=[.C32]/([.C32]+[.D32])" office:value-type="percentage" office:value="0.850746268656716">
            <text:p>85.1%</text:p>
          </table:table-cell>
          <table:table-cell table:number-columns-repeated="28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Ark1.A22:Ark1.E31" table:contains-header="false">
          <table:sort>
            <table:sort-by table:field-number="4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09:10:5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initial-creator>Trond Trosterud</meta:initial-creator>
    <meta:creation-date>2009-05-06T15:11:00</meta:creation-date>
    <dc:date>2009-05-07T09:10:58</dc:date>
    <dc:language>da-DK</dc:language>
    <meta:editing-cycles>2</meta:editing-cycles>
    <meta:editing-duration>PT15M3S</meta:editing-duration>
    <meta:user-defined meta:name="Info 1"/>
    <meta:user-defined meta:name="Info 2"/>
    <meta:user-defined meta:name="Info 3"/>
    <meta:user-defined meta:name="Info 4"/>
    <meta:document-statistic meta:table-count="3" meta:cell-count="155"/>
  </office:meta>
</office:document-meta>
</file>